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02cm" svg:stroke-color="#dd4814" draw:marker-start-width="0.509cm" draw:marker-end-width="0.509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5.1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3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3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3.1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3.1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3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4.7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4.7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4.7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6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9.5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9.5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9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1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2.7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2.7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2.7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4.3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4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5.9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7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9.1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9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9.1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9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3.1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3.1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3.17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3.174cm">
          <text:p text:style-name="P1"><text:span text:style-name="T1">-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3.1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3.174cm">
          <text:p text:style-name="P1"><text:span text:style-name="T1">-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3.174cm">
          <text:p text:style-name="P1"><text:span text:style-name="T1">-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4.774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4.774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4.774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4.774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4.774cm">
          <text:p text:style-name="P2">1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4.774cm">
          <text:p text:style-name="P2">-2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4.774cm">
          <text:p text:style-name="P2">-3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4.774cm">
          <text:p text:style-name="P2">-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4.7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4.774cm">
          <text:p text:style-name="P2">-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6.374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6.374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6.374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6.374cm">
          <text:p text:style-name="P2">1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6.374cm">
          <text:p text:style-name="P2">1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6.374cm">
          <text:p text:style-name="P2">-2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6.374cm">
          <text:p text:style-name="P2">-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6.374cm">
          <text:p text:style-name="P2">-2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6.374cm">
          <text:p text:style-name="P2">-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6.374cm">
          <text:p text:style-name="P2">-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7.974cm">
          <text:p text:style-name="P2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7.974cm">
          <text:p text:style-name="P2">1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7.974cm">
          <text:p text:style-name="P2">1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7.974cm">
          <text:p text:style-name="P2">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7.974cm">
          <text:p text:style-name="P2">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7.974cm">
          <text:p text:style-name="P2">-1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7.974cm">
          <text:p text:style-name="P2">-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7.974cm">
          <text:p text:style-name="P2">-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7.974cm">
          <text:p text:style-name="P2">-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7.974cm">
          <text:p text:style-name="P2">-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9.574cm">
          <text:p text:style-name="P2">1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9.574cm">
          <text:p text:style-name="P2">-1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9.574cm">
          <text:p text:style-name="P2">-1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9.574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9.574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9.574cm">
          <text:p text:style-name="P2">-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9.574cm">
          <text:p text:style-name="P2">-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9.574cm">
          <text:p text:style-name="P2">-3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9.574cm">
          <text:p text:style-name="P2">-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9.574cm">
          <text:p text:style-name="P2">-1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1.174cm">
          <text:p text:style-name="P2">2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1.174cm">
          <text:p text:style-name="P2">-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1.174cm">
          <text:p text:style-name="P2">-1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1.174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1.174cm">
          <text:p text:style-name="P2">1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1.174cm">
          <text:p text:style-name="P2">-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1.174cm">
          <text:p text:style-name="P2">-2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1.174cm">
          <text:p text:style-name="P2">-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1.174cm">
          <text:p text:style-name="P2">-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1.174cm">
          <text:p text:style-name="P2">-1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2.774cm">
          <text:p text:style-name="P2">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2.774cm">
          <text:p text:style-name="P2">-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2.774cm">
          <text:p text:style-name="P2">-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2.774cm">
          <text:p text:style-name="P2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2.774cm">
          <text:p text:style-name="P2">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2.774cm">
          <text:p text:style-name="P2">-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2.774cm">
          <text:p text:style-name="P2">-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2.774cm">
          <text:p text:style-name="P2">-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2.774cm">
          <text:p text:style-name="P2">-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2.774cm">
          <text:p text:style-name="P2">-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4.374cm">
          <text:p text:style-name="P2">2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4.374cm">
          <text:p text:style-name="P2">-1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4.374cm">
          <text:p text:style-name="P2">-1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4.374cm">
          <text:p text:style-name="P2">1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4.374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4.374cm">
          <text:p text:style-name="P2">-2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4.374cm">
          <text:p text:style-name="P2">-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4.374cm">
          <text:p text:style-name="P2">-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4.374cm">
          <text:p text:style-name="P2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4.374cm">
          <text:p text:style-name="P2">-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5.974cm">
          <text:p text:style-name="P2">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5.974cm">
          <text:p text:style-name="P2">-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5.974cm">
          <text:p text:style-name="P2">-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5.974cm">
          <text:p text:style-name="P2">-3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5.974cm">
          <text:p text:style-name="P2">-3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5.974cm">
          <text:p text:style-name="P2">-7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5.974cm">
          <text:p text:style-name="P2">-6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5.974cm">
          <text:p text:style-name="P2">-7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5.974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5.974cm">
          <text:p text:style-name="P2">-5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7.574cm">
          <text:p text:style-name="P2">2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7.574cm">
          <text:p text:style-name="P2">-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7.574cm">
          <text:p text:style-name="P2">-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7.574cm">
          <text:p text:style-name="P2">-3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7.574cm">
          <text:p text:style-name="P2">-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7.574cm">
          <text:p text:style-name="P2">-5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7.574cm">
          <text:p text:style-name="P2">-5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7.574cm">
          <text:p text:style-name="P2">-5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7.574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7.574cm">
          <text:p text:style-name="P2">-3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9.174cm">
          <text:p text:style-name="P2">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9.174cm">
          <text:p text:style-name="P2">-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9.174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9.174cm">
          <text:p text:style-name="P2">-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9.174cm">
          <text:p text:style-name="P2">-2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9.174cm">
          <text:p text:style-name="P2">-4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9.174cm">
          <text:p text:style-name="P2">-5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9.174cm">
          <text:p text:style-name="P2">-5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9.174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9.174cm">
          <text:p text:style-name="P2">-38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91cm" svg:height="1.356cm" svg:x="9.293cm" svg:y="1.596cm">
          <draw:text-box>
            <text:p><text:span text:style-name="T2">Original</text:span></text:p>
          </draw:text-box>
        </draw:frame>
        <draw:frame draw:style-name="gr2" draw:text-style-name="P3" draw:layer="layout" svg:width="7.428cm" svg:height="1.356cm" svg:x="26.393cm" svg:y="1.596cm">
          <draw:text-box>
            <text:p><text:span text:style-name="T2">Precomputation</text:span></text:p>
          </draw:text-box>
        </draw:frame>
        <draw:custom-shape draw:style-name="gr3" draw:text-style-name="P1" draw:layer="layout" svg:width="6.4cm" svg:height="4.8cm" svg:x="8.303cm" svg:y="7.97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5-05T16:27:07.170127360</dc:date>
    <dc:creator>elucterio </dc:creator>
    <meta:editing-duration>PT17H12M38S</meta:editing-duration>
    <meta:editing-cycles>43</meta:editing-cycles>
    <meta:generator>LibreOffice/4.2.8.2$Linux_X86_64 LibreOffice_project/420m0$Build-2</meta:generator>
    <meta:document-statistic meta:object-count="223"/>
  </office:meta>
</office:document-meta>
</file>